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background-color="#ffff00"/>
    </style:style>
    <style:style style:name="T5" style:family="text">
      <style:text-properties fo:font-weight="bold" fo:background-color="#ffff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alysis Planning Worksheet</text:p>
      <text:p text:style-name="P1"/>
      <text:p text:style-name="P3">Evaluation Question</text:p>
      <text:p text:style-name="P1">How does type of Hate Crimes change over course of 2019?</text:p>
      <text:p text:style-name="P1"/>
      <text:p text:style-name="P3">Independent Variable(s)</text:p>
      <text:p text:style-name="P2">These variable(s) are causing something or creating an effect. List what each is and whether it is categorical or continuous. It is ok to only have one.</text:p>
      <text:p text:style-name="P1"><text:span text:style-name="T3">Variable</text:span></text:p>
      <text:p text:style-name="P1">Time</text:p>
      <text:p text:style-name="P1">categorical</text:p>
      <text:p text:style-name="P1">4 levels (1<text:span text:style-name="T2">st</text:span> qtr, 2<text:span text:style-name="T2">nd</text:span> qtr, 3<text:span text:style-name="T2">rd</text:span> qtr, 4<text:span text:style-name="T2">th</text:span> qtr)</text:p>
      <text:p text:style-name="P1"/>
      <text:p text:style-name="P3">Dependent Variable(s)</text:p>
      <text:p text:style-name="P1">These variable(s) are influenced by your independent variable and <text:span text:style-name="T1">depend </text:span>on them. List what each is and whether it is categorical or continuous. Unless they are related, you should have only one. </text:p>
      <text:p text:style-name="P1"><text:span text:style-name="T3">Variable</text:span></text:p>
      <text:p text:style-name="P1">Types of crimes</text:p>
      <text:p text:style-name="P1">categorical</text:p>
      <text:p text:style-name="P1">6 levels</text:p>
      <text:p text:style-name="P1"/>
      <text:p text:style-name="P1">Now that you know the type and number of independent and dependent variables, you are ready to use the analysis flow charts to choose your analysis!</text:p>
      <text:p text:style-name="P7">Analysis: </text:p>
      <text:p text:style-name="P4">Categorical IV with Categorical DV</text:p>
      <text:p text:style-name="P4">Looking at change over time</text:p>
      <text:p text:style-name="P4">DV has more than 2 levels = <text:span text:style-name="T5">Bhapkar Chi-Squar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edith Dodd</meta:initial-creator>
    <dc:creator>Sayira Furnish</dc:creator>
    <meta:editing-cycles>9</meta:editing-cycles>
    <meta:creation-date>2021-01-04T20:11:00</meta:creation-date>
    <dc:date>2022-03-06T15:04:04.29</dc:date>
    <meta:editing-duration>PT15M28S</meta:editing-duration>
    <meta:generator>OpenOffice/4.1.11$Win32 OpenOffice.org_project/4111m1$Build-9808</meta:generator>
    <meta:document-statistic meta:table-count="0" meta:image-count="0" meta:object-count="0" meta:page-count="1" meta:paragraph-count="20" meta:word-count="145" meta:character-count="8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